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19D000001D11980077F1A17A2C3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frame draw:style-name="gr1" draw:text-style-name="P1" draw:layer="layout" svg:width="1.832cm" svg:height="2.063cm" svg:x="9.77cm" svg:y="13.928cm">
          <draw:image xlink:href="Pictures/100000000000019D000001D11980077F1A17A2C3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6T11:09:49.415560786</meta:creation-date>
    <dc:date>2018-03-06T11:10:05.234375250</dc:date>
    <meta:editing-duration>PT16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